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style:font-name="Times New Roman" fo:font-size="14pt" officeooo:rsid="001a598e" officeooo:paragraph-rsid="001ac89b" style:font-size-asian="14pt" style:font-size-complex="14pt"/>
    </style:style>
    <style:style style:name="P2" style:family="paragraph" style:parent-style-name="Standard">
      <style:text-properties style:font-name="Times New Roman" fo:font-size="14pt" officeooo:rsid="001a598e" officeooo:paragraph-rsid="001a598e" style:font-size-asian="14pt" style:font-size-complex="14pt"/>
    </style:style>
    <style:style style:name="P3" style:family="paragraph" style:parent-style-name="Standard">
      <style:text-properties fo:color="#000000" loext:opacity="100%" style:font-name="Times New Roman" fo:font-size="14pt" officeooo:rsid="001a598e" officeooo:paragraph-rsid="001a598e" style:font-size-asian="14pt" style:font-size-complex="14pt"/>
    </style:style>
    <style:style style:name="P4" style:family="paragraph" style:parent-style-name="Standard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598e" officeooo:paragraph-rsid="001a598e" style:font-size-asian="14pt" style:font-size-complex="14pt"/>
    </style:style>
    <style:style style:name="P5" style:family="paragraph" style:parent-style-name="Standard">
      <style:paragraph-properties fo:margin-top="0cm" fo:margin-bottom="0.499cm" style:contextual-spacing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598e" officeooo:paragraph-rsid="001ac89b" style:font-size-asian="14pt" style:font-size-complex="14pt"/>
    </style:style>
    <style:style style:name="P6" style:family="paragraph" style:parent-style-name="Standard">
      <style:paragraph-properties fo:margin-top="0cm" fo:margin-bottom="0.499cm" style:contextual-spacing="false"/>
      <style:text-properties style:font-name="Times New Roman" fo:font-size="14pt" officeooo:paragraph-rsid="001ac89b" style:font-size-asian="14pt" style:font-size-complex="14pt"/>
    </style:style>
    <style:style style:name="P7" style:family="paragraph" style:parent-style-name="Text_20_body"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598e" officeooo:paragraph-rsid="001ac89b" style:font-size-asian="14pt" style:font-size-complex="14pt"/>
    </style:style>
    <style:style style:name="P9" style:family="paragraph" style:parent-style-name="Standard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c89b" officeooo:paragraph-rsid="001ac89b" style:font-size-asian="14pt" style:font-size-complex="14pt"/>
    </style:style>
    <style:style style:name="P10" style:family="paragraph" style:parent-style-name="Standard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a598e" officeooo:paragraph-rsid="001a598e" style:font-size-asian="14pt" style:font-size-complex="14pt"/>
    </style:style>
    <style:style style:name="P11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a598e" officeooo:paragraph-rsid="001a598e" style:font-size-asian="14pt" style:font-size-complex="14pt"/>
    </style:style>
    <style:style style:name="T1" style:family="text">
      <style:text-properties fo:font-variant="normal" fo:text-transform="none" fo:color="#000000" loext:opacity="100%" fo:letter-spacing="normal" fo:language="ru" fo:country="RU" fo:font-style="normal" fo:font-weight="normal"/>
    </style:style>
    <style:style style:name="T2" style:family="text">
      <style:text-properties fo:font-variant="normal" fo:text-transform="none" fo:color="#000000" loext:opacity="100%" fo:letter-spacing="normal" fo:language="en" fo:country="US" fo:font-style="normal" fo:font-weight="normal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language="en" fo:country="US" fo:font-style="normal" fo:font-weight="normal"/>
    </style:style>
    <style:style style:name="T7" style:family="text">
      <style:text-properties fo:font-variant="normal" fo:text-transform="none" fo:letter-spacing="normal" fo:language="ru" fo:country="RU" fo:font-style="normal" fo:font-weight="normal"/>
    </style:style>
    <style:style style:name="T8" style:family="text">
      <style:text-properties fo:language="en" fo:country="US"/>
    </style:style>
    <style:style style:name="T9" style:family="text">
      <style:text-properties officeooo:rsid="001ac89b"/>
    </style:style>
    <style:style style:name="T10" style:family="text">
      <style:text-properties officeooo:rsid="001c9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ак пользоваться данным приложением — заходим в </text:span><text:span text:style-name="T2">vscode, </text:span><text:span text:style-name="T1">в нем указываем путть к папке с файлами.</text:span></text:p>
      <text:p text:style-name="P2"><text:span text:style-name="T3">Через терминал устанавливаем зависимость (</text:span><text:span text:style-name="T4">python </text:span><text:span text:style-name="T4">-m</text:span><text:span text:style-name="T4"> pip </text:span><text:span text:style-name="T4">install</text:span><text:span text:style-name="T4"> </text:span><text:span text:style-name="T4">-r</text:span><text:span text:style-name="T4"> requirements.txt</text:span><text:span text:style-name="T3">)</text:span></text:p>
      <text:p text:style-name="P2"><text:span text:style-name="T3">Затем запускаем сервер (</text:span><text:span text:style-name="T4">python </text:span><text:span text:style-name="T4">-</text:span><text:span text:style-name="T4">m uvicorn main:app —reload)</text:span></text:p>
      <text:p text:style-name="P3"><text:span text:style-name="T5">После запуска переходим в браузер по ссылке — </text:span><text:a xlink:type="simple" xlink:href="https://127.0.0.1:8000/docs" text:style-name="Internet_20_link" text:visited-style-name="Visited_20_Internet_20_Link"><text:span text:style-name="T6">https://</text:span><text:span text:style-name="T7">127.0.0.1:8000/</text:span><text:span text:style-name="T6">docs</text:span></text:a></text:p>
      <text:p text:style-name="P4">Тестирование методов в <text:s/><text:span text:style-name="T8">swagger</text:span></text:p>
      <text:p text:style-name="P4">Метод 1:</text:p>
      <text:p text:style-name="P4">1. нажать на <text:span text:style-name="T8">post/api/image/add</text:span></text:p>
      <text:p text:style-name="P4">2.Нажать на «<text:span text:style-name="T8">tray out”</text:span></text:p>
      <text:p text:style-name="P4">3. В поле файл выбрать картинку</text:p>
      <text:p text:style-name="P4">4.Нажать «<text:span text:style-name="T8">execute”</text:span></text:p>
      <text:p text:style-name="P4">5.картинка загрузится в «Расположение файла (у меня рабочий стол)\image_api\uploads»</text:p>
      <text:p text:style-name="P5">Метод 2:</text:p>
      <text:p text:style-name="P6"><text:span text:style-name="T9">1. </text:span>Наж<text:span text:style-name="T9">ать</text:span> на PUT /api/image/change/size</text:p>
      <text:p text:style-name="P7"><text:span text:style-name="T9">2.</text:span>На<text:span text:style-name="T9">жать</text:span> "Try it out"</text:p>
      <text:p text:style-name="P7"><text:span text:style-name="T9">3.</text:span>В поле image_path введи: uploads/имя_твоего_файла.jpg</text:p>
      <text:p text:style-name="P7"><text:span text:style-name="T9">4.</text:span>Вве<text:span text:style-name="T9">сти новые значения в </text:span><text:s/>new_width и new_height</text:p>
      <text:p text:style-name="P7"><text:span text:style-name="T9">5.</text:span>Наж<text:span text:style-name="T9">ать</text:span> "Execute"</text:p>
      <text:p text:style-name="P8"><text:span text:style-name="T9">6</text:span>.картинка загрузится в «Расположение файла (у меня рабочий стол)\image_api\uploads»</text:p>
      <text:p text:style-name="P9"/>
      <text:p text:style-name="P9">Метод 3:</text:p>
      <text:p text:style-name="P9"/>
      <text:p text:style-name="P9">1.Нажать на PUT /api/image/change/rotate</text:p>
      <text:p text:style-name="P9"/>
      <text:p text:style-name="P9">2.Ввести путь к файлу</text:p>
      <text:p text:style-name="P9"/>
      <text:p text:style-name="P9">3.Указать угол (90, 180, 270)</text:p>
      <text:p text:style-name="P9"/>
      <text:p text:style-name="P9">4.Нажать "Execute"</text:p>
      <text:p text:style-name="P9"/>
      <text:p text:style-name="P8"><text:span text:style-name="T9">5</text:span>.картинка загрузится в «Расположение файла (у меня рабочий стол)\image_api\uploads»</text:p>
      <text:p text:style-name="P9"/>
      <text:p text:style-name="P9">Метод 4:</text:p>
      <text:p text:style-name="P9">1.Нажать на GET /api/image</text:p>
      <text:p text:style-name="P9"/>
      <text:p text:style-name="P9">2.Нажать "Execute"</text:p>
      <text:p text:style-name="P9"><text:soft-page-break/></text:p>
      <text:p text:style-name="P9">3.<text:span text:style-name="T10">ы</text:span> список всех картинок в базе</text:p>
      <text:p text:style-name="P7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8T22:34:11.132306000</meta:creation-date>
    <dc:date>2026-03-18T22:55:32.727673500</dc:date>
    <meta:editing-duration>PT10M23S</meta:editing-duration>
    <meta:editing-cycles>2</meta:editing-cycles>
    <meta:generator>LibreOffice/26.2.1.2$Windows_X86_64 LibreOffice_project/620$Build-2</meta:generator>
    <meta:document-statistic meta:table-count="0" meta:image-count="0" meta:object-count="0" meta:page-count="2" meta:paragraph-count="28" meta:word-count="146" meta:character-count="1094" meta:non-whitespace-character-count="972"/>
  </office:meta>
</office:document-meta>
</file>